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uldMocksCompareToBeConsistentWithEqualsTest.should_allow_stubbing_and_verifying_compare_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ouldMocksCompareToBeConsistentWithEqualsTest.should_compare_to_be_consistent_with_equals_when_comparing_the_same_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ouldMocksCompareToBeConsistentWithEqualsTest.should_compare_to_be_consistent_with_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ouldMocksCompareToBeConsistentWithEqualsTest.should_reset_not_remove_default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